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Roboto Condensed" svg:font-family="'Roboto Condensed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officeooo:paragraph-rsid="000099b9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099b9" officeooo:paragraph-rsid="000099b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0e423" officeooo:paragraph-rsid="0000e423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Open Sans" fo:font-size="10.5pt" fo:letter-spacing="normal" fo:font-style="normal" fo:font-weight="normal" officeooo:rsid="0002b469" officeooo:paragraph-rsid="0002b469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606060" style:font-name="Roboto Condensed" fo:font-size="11.25pt" fo:letter-spacing="normal" fo:font-style="normal" fo:font-weight="normal" officeooo:rsid="000099b9" officeooo:paragraph-rsid="000099b9"/>
    </style:style>
    <style:style style:name="T1" style:family="text">
      <style:text-properties style:font-name="Open Sans" fo:font-size="10.5pt"/>
    </style:style>
    <style:style style:name="T2" style:family="text">
      <style:text-properties style:font-name="Open Sans" fo:font-size="10.5pt" fo:font-style="normal" fo:font-weight="normal"/>
    </style:style>
    <style:style style:name="T3" style:family="text">
      <style:text-properties style:font-name="Open Sans" fo:font-size="10.5pt" fo:font-style="normal" fo:font-weight="normal" officeooo:rsid="000099b9"/>
    </style:style>
    <style:style style:name="T4" style:family="text">
      <style:text-properties officeooo:rsid="000099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каталог товаров, корзина, кабинет пользователя, панель администратора</text:span></text:p>
      <text:p text:style-name="P2">Скрыть путь в URL.</text:p>
      <text:p text:style-name="P2">Видео и картинки отдельно от базы, с внутренним именованием.</text:p>
      <text:p text:style-name="P4">MVC</text:p>
      <text:p text:style-name="P3">React</text:p>
      <text:p text:style-name="P3">jquery</text:p>
      <text:p text:style-name="P3">Авторизация goog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Roboto Condensed" svg:font-family="'Roboto Condensed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3:05:03.720315484</meta:creation-date>
    <dc:date>2019-04-02T02:47:22.827590772</dc:date>
    <meta:editing-duration>PT51M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7" meta:word-count="25" meta:character-count="179" meta:non-whitespace-character-count="161"/>
  </office:meta>
</office:document-meta>
</file>